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Arial3" svg:font-family="Arial" style:font-family-generic="swiss"/>
    <style:font-face style:name="Arial" svg:font-family="Arial" style:font-family-generic="roman" style:font-pitch="variable"/>
    <style:font-face style:name="Arial Bold" svg:font-family="'Arial Bold'"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officeooo:paragraph-rsid="002dc74a"/>
    </style:style>
    <style:style style:name="P2" style:family="paragraph" style:parent-style-name="Standard">
      <style:text-properties fo:font-variant="normal" fo:text-transform="none" fo:color="#000000" style:font-name="Arial1" fo:font-size="12pt" fo:letter-spacing="normal" fo:language="en" fo:country="none" fo:font-style="normal" fo:font-weight="normal" officeooo:rsid="002ecb75" officeooo:paragraph-rsid="0038b226" fo:background-color="#ffffff" style:font-size-asian="12pt" style:font-style-asian="normal" style:font-weight-asian="normal" style:font-size-complex="12pt" style:font-style-complex="normal" style:font-weight-complex="normal"/>
    </style:style>
    <style:style style:name="P3" style:family="paragraph" style:parent-style-name="Standard">
      <style:paragraph-properties fo:text-align="center" style:justify-single-word="false"/>
      <style:text-properties fo:color="#000000" style:font-name="Arial1" fo:font-size="12pt" fo:font-weight="bold" officeooo:rsid="0054b47d" officeooo:paragraph-rsid="0054b47d" style:font-size-asian="12pt" style:font-weight-asian="bold" style:font-size-complex="12pt" style:font-weight-complex="bold"/>
    </style:style>
    <style:style style:name="P4" style:family="paragraph" style:parent-style-name="Standard">
      <style:text-properties fo:color="#000000" style:font-name="Arial1" fo:font-size="12pt" fo:font-weight="bold" officeooo:rsid="001c5a38" officeooo:paragraph-rsid="001c5a38" style:font-size-asian="12pt" style:font-weight-asian="bold" style:font-size-complex="12pt" style:font-weight-complex="bold"/>
    </style:style>
    <style:style style:name="P5" style:family="paragraph" style:parent-style-name="Standard">
      <style:text-properties fo:color="#000000" style:font-name="Arial1" fo:font-size="12pt" fo:font-weight="bold" officeooo:rsid="001c5a38" officeooo:paragraph-rsid="001e329e" style:font-size-asian="12pt" style:font-weight-asian="bold" style:font-size-complex="12pt" style:font-weight-complex="bold"/>
    </style:style>
    <style:style style:name="P6" style:family="paragraph" style:parent-style-name="Standard">
      <style:text-properties fo:color="#000000" style:font-name="Arial1" fo:font-size="12pt" fo:font-weight="bold" officeooo:rsid="001c5a38" officeooo:paragraph-rsid="006e3343" style:font-size-asian="12pt" style:font-weight-asian="bold" style:font-size-complex="12pt" style:font-weight-complex="bold"/>
    </style:style>
    <style:style style:name="P7" style:family="paragraph" style:parent-style-name="Standard">
      <style:text-properties fo:color="#000000" style:font-name="Arial1" fo:font-size="12pt" fo:font-weight="bold" officeooo:rsid="002004e2" officeooo:paragraph-rsid="002004e2" style:font-size-asian="12pt" style:font-weight-asian="bold" style:font-size-complex="12pt" style:font-weight-complex="bold"/>
    </style:style>
    <style:style style:name="P8" style:family="paragraph" style:parent-style-name="Standard">
      <style:text-properties fo:color="#000000" style:font-name="Arial1" fo:font-size="12pt" fo:font-weight="bold" officeooo:rsid="002004e2" officeooo:paragraph-rsid="0029dfde" style:font-size-asian="12pt" style:font-weight-asian="bold" style:font-size-complex="12pt" style:font-weight-complex="bold"/>
    </style:style>
    <style:style style:name="P9" style:family="paragraph" style:parent-style-name="Standard">
      <style:text-properties fo:color="#000000" style:font-name="Arial1" fo:font-size="12pt" fo:font-weight="bold" officeooo:rsid="002004e2" officeooo:paragraph-rsid="0028539c" style:font-size-asian="12pt" style:font-weight-asian="bold" style:font-size-complex="12pt" style:font-weight-complex="bold"/>
    </style:style>
    <style:style style:name="P10" style:family="paragraph" style:parent-style-name="Standard">
      <style:text-properties fo:color="#000000" style:font-name="Arial1" fo:font-size="12pt" fo:font-weight="bold" officeooo:rsid="002004e2" officeooo:paragraph-rsid="00705896" style:font-size-asian="12pt" style:font-weight-asian="bold" style:font-size-complex="12pt" style:font-weight-complex="bold"/>
    </style:style>
    <style:style style:name="P11" style:family="paragraph" style:parent-style-name="Standard">
      <style:text-properties fo:color="#000000" style:font-name="Arial1" fo:font-size="12pt" fo:font-weight="bold" officeooo:rsid="0020c6ae" officeooo:paragraph-rsid="0020c6ae" style:font-size-asian="12pt" style:font-weight-asian="bold" style:font-size-complex="12pt" style:font-weight-complex="bold"/>
    </style:style>
    <style:style style:name="P12" style:family="paragraph" style:parent-style-name="Standard">
      <style:text-properties fo:color="#000000" style:font-name="Arial1" fo:font-size="12pt" fo:font-weight="bold" officeooo:rsid="0020c6ae" officeooo:paragraph-rsid="00238cbb" style:font-size-asian="12pt" style:font-weight-asian="bold" style:font-size-complex="12pt" style:font-weight-complex="bold"/>
    </style:style>
    <style:style style:name="P13" style:family="paragraph" style:parent-style-name="Standard">
      <style:text-properties fo:color="#000000" style:font-name="Arial1" fo:font-size="12pt" fo:font-weight="bold" officeooo:rsid="0020c6ae" officeooo:paragraph-rsid="004cf4ed" style:font-size-asian="12pt" style:font-weight-asian="bold" style:font-size-complex="12pt" style:font-weight-complex="bold"/>
    </style:style>
    <style:style style:name="P14" style:family="paragraph" style:parent-style-name="Standard">
      <style:text-properties fo:color="#000000" style:font-name="Arial1" fo:font-size="12pt" fo:font-weight="bold" officeooo:rsid="0028539c" officeooo:paragraph-rsid="0028539c" style:font-size-asian="12pt" style:font-weight-asian="bold" style:font-size-complex="12pt" style:font-weight-complex="bold"/>
    </style:style>
    <style:style style:name="P15" style:family="paragraph" style:parent-style-name="Standard">
      <style:text-properties fo:color="#000000" style:font-name="Arial1" fo:font-size="12pt" fo:font-weight="bold" officeooo:rsid="0024b2c9" officeooo:paragraph-rsid="0024b2c9" style:font-size-asian="12pt" style:font-weight-asian="bold" style:font-size-complex="12pt" style:font-weight-complex="bold"/>
    </style:style>
    <style:style style:name="P16" style:family="paragraph" style:parent-style-name="Standard">
      <style:text-properties fo:color="#000000" style:font-name="Arial1" fo:font-size="12pt" fo:font-weight="bold" officeooo:rsid="0029bff7" officeooo:paragraph-rsid="0029bff7" style:font-size-asian="12pt" style:font-weight-asian="bold" style:font-size-complex="12pt" style:font-weight-complex="bold"/>
    </style:style>
    <style:style style:name="P17" style:family="paragraph" style:parent-style-name="Standard">
      <style:text-properties fo:color="#000000" style:font-name="Arial1" fo:font-size="12pt" fo:font-weight="bold" officeooo:rsid="0029dfde" officeooo:paragraph-rsid="0029dfde" style:font-size-asian="12pt" style:font-weight-asian="bold" style:font-size-complex="12pt" style:font-weight-complex="bold"/>
    </style:style>
    <style:style style:name="P18" style:family="paragraph" style:parent-style-name="Standard">
      <style:text-properties fo:color="#000000" style:font-name="Arial1" fo:font-size="12pt" fo:font-weight="bold" officeooo:rsid="002c81d2" officeooo:paragraph-rsid="002c81d2" style:font-size-asian="12pt" style:font-weight-asian="bold" style:font-size-complex="12pt" style:font-weight-complex="bold"/>
    </style:style>
    <style:style style:name="P19" style:family="paragraph" style:parent-style-name="Standard">
      <style:text-properties fo:color="#000000" style:font-name="Arial1" fo:font-size="12pt" fo:font-weight="bold" officeooo:rsid="006297fe" officeooo:paragraph-rsid="006297fe" style:font-size-asian="12pt" style:font-weight-asian="bold" style:font-size-complex="12pt" style:font-weight-complex="bold"/>
    </style:style>
    <style:style style:name="P20" style:family="paragraph" style:parent-style-name="Standard">
      <style:paragraph-properties fo:text-align="center" style:justify-single-word="false"/>
      <style:text-properties fo:color="#000000" style:font-name="Arial1" fo:font-size="12pt" fo:font-weight="bold" officeooo:rsid="0067675f" officeooo:paragraph-rsid="0067675f" style:font-size-asian="12pt" style:font-weight-asian="bold" style:font-size-complex="12pt" style:font-weight-complex="bold"/>
    </style:style>
    <style:style style:name="P21" style:family="paragraph" style:parent-style-name="Standard">
      <style:paragraph-properties fo:text-align="center" style:justify-single-word="false"/>
      <style:text-properties fo:color="#000000" style:font-name="Arial1" fo:font-size="12pt" fo:font-weight="bold" officeooo:rsid="0067675f" officeooo:paragraph-rsid="00689393" style:font-size-asian="12pt" style:font-weight-asian="bold" style:font-size-complex="12pt" style:font-weight-complex="bold"/>
    </style:style>
    <style:style style:name="P22" style:family="paragraph" style:parent-style-name="Standard">
      <style:paragraph-properties fo:text-align="center" style:justify-single-word="false"/>
      <style:text-properties fo:color="#000000" style:font-name="Arial1" fo:font-size="12pt" fo:font-weight="bold" officeooo:rsid="0067675f" officeooo:paragraph-rsid="00689e06" style:font-size-asian="12pt" style:font-weight-asian="bold" style:font-size-complex="12pt" style:font-weight-complex="bold"/>
    </style:style>
    <style:style style:name="P23" style:family="paragraph" style:parent-style-name="Standard">
      <style:paragraph-properties fo:text-align="center" style:justify-single-word="false"/>
      <style:text-properties fo:color="#000000" style:font-name="Arial1" fo:font-size="12pt" fo:font-weight="bold" officeooo:rsid="00689393" officeooo:paragraph-rsid="00689393" style:font-size-asian="12pt" style:font-weight-asian="bold" style:font-size-complex="12pt" style:font-weight-complex="bold"/>
    </style:style>
    <style:style style:name="P24" style:family="paragraph" style:parent-style-name="Standard">
      <style:paragraph-properties fo:text-align="center" style:justify-single-word="false"/>
      <style:text-properties fo:color="#000000" style:font-name="Arial1" fo:font-size="12pt" fo:font-weight="bold" officeooo:rsid="00689393" officeooo:paragraph-rsid="00689e06" style:font-size-asian="12pt" style:font-weight-asian="bold" style:font-size-complex="12pt" style:font-weight-complex="bold"/>
    </style:style>
    <style:style style:name="P25" style:family="paragraph" style:parent-style-name="Standard">
      <style:text-properties fo:color="#000000" style:font-name="Arial1" fo:font-size="12pt" fo:font-weight="bold" officeooo:rsid="00705896" officeooo:paragraph-rsid="00705896" style:font-size-asian="12pt" style:font-weight-asian="bold" style:font-size-complex="12pt" style:font-weight-complex="bold"/>
    </style:style>
    <style:style style:name="P26" style:family="paragraph" style:parent-style-name="Standard">
      <style:text-properties fo:color="#000000" style:font-name="Arial1" fo:font-size="12pt" officeooo:rsid="001c5a38" officeooo:paragraph-rsid="001c5a38" style:font-size-asian="12pt" style:font-size-complex="12pt"/>
    </style:style>
    <style:style style:name="P27" style:family="paragraph" style:parent-style-name="Standard">
      <style:text-properties fo:color="#000000" style:font-name="Arial1" fo:font-size="12pt" fo:font-weight="normal" officeooo:rsid="001c5a38" officeooo:paragraph-rsid="001c5a38" style:font-size-asian="12pt" style:font-weight-asian="normal" style:font-size-complex="12pt" style:font-weight-complex="normal"/>
    </style:style>
    <style:style style:name="P28" style:family="paragraph" style:parent-style-name="Standard">
      <style:text-properties fo:color="#000000" style:font-name="Arial1" fo:font-size="12pt" fo:font-weight="normal" officeooo:rsid="0022b59f" officeooo:paragraph-rsid="002004e2" style:font-size-asian="12pt" style:font-weight-asian="normal" style:font-size-complex="12pt" style:font-weight-complex="normal"/>
    </style:style>
    <style:style style:name="P29" style:family="paragraph" style:parent-style-name="Standard">
      <style:text-properties fo:color="#000000" style:font-name="Arial1" fo:font-size="12pt" fo:font-weight="normal" officeooo:rsid="0022b59f" officeooo:paragraph-rsid="00238cbb" style:font-size-asian="12pt" style:font-weight-asian="normal" style:font-size-complex="12pt" style:font-weight-complex="normal"/>
    </style:style>
    <style:style style:name="P30" style:family="paragraph" style:parent-style-name="Standard">
      <style:text-properties fo:color="#000000" style:font-name="Arial1" fo:font-size="12pt" fo:font-weight="normal" officeooo:rsid="0020c6ae" officeooo:paragraph-rsid="0020c6ae" style:font-size-asian="12pt" style:font-weight-asian="normal" style:font-size-complex="12pt" style:font-weight-complex="normal"/>
    </style:style>
    <style:style style:name="P31" style:family="paragraph" style:parent-style-name="Standard">
      <style:text-properties fo:color="#000000" style:font-name="Arial1" fo:font-size="12pt" fo:font-weight="normal" officeooo:rsid="00238cbb" officeooo:paragraph-rsid="00238cbb" style:font-size-asian="12pt" style:font-weight-asian="normal" style:font-size-complex="12pt" style:font-weight-complex="normal"/>
    </style:style>
    <style:style style:name="P32" style:family="paragraph" style:parent-style-name="Standard">
      <style:text-properties fo:color="#000000" style:font-name="Arial1" fo:font-size="12pt" fo:font-weight="normal" officeooo:rsid="0028539c" officeooo:paragraph-rsid="005f97ba" style:font-size-asian="12pt" style:font-weight-asian="normal" style:font-size-complex="12pt" style:font-weight-complex="normal"/>
    </style:style>
    <style:style style:name="P33" style:family="paragraph" style:parent-style-name="Standard">
      <style:text-properties fo:color="#000000" style:font-name="Arial1" fo:font-size="12pt" fo:font-weight="normal" officeooo:rsid="0029bff7" officeooo:paragraph-rsid="0029bff7" style:font-size-asian="12pt" style:font-weight-asian="normal" style:font-size-complex="12pt" style:font-weight-complex="normal"/>
    </style:style>
    <style:style style:name="P34" style:family="paragraph" style:parent-style-name="Standard">
      <style:text-properties fo:color="#000000" style:font-name="Arial1" fo:font-size="12pt" fo:font-weight="normal" officeooo:rsid="002004e2" officeooo:paragraph-rsid="0028539c" style:font-size-asian="12pt" style:font-weight-asian="normal" style:font-size-complex="12pt" style:font-weight-complex="normal"/>
    </style:style>
    <style:style style:name="P35" style:family="paragraph" style:parent-style-name="Standard">
      <style:text-properties fo:color="#000000" style:font-name="Arial1" fo:font-size="12pt" fo:font-weight="normal" officeooo:rsid="006297fe" officeooo:paragraph-rsid="006297fe" style:font-size-asian="12pt" style:font-weight-asian="normal" style:font-size-complex="12pt" style:font-weight-complex="normal"/>
    </style:style>
    <style:style style:name="P36" style:family="paragraph" style:parent-style-name="Standard">
      <style:text-properties fo:color="#000000" style:font-name="Arial1" fo:font-size="12pt" fo:font-weight="normal" officeooo:rsid="006297fe" officeooo:paragraph-rsid="007368d1" style:font-size-asian="12pt" style:font-weight-asian="normal" style:font-size-complex="12pt" style:font-weight-complex="normal"/>
    </style:style>
    <style:style style:name="P37" style:family="paragraph" style:parent-style-name="Standard">
      <style:paragraph-properties fo:text-align="start" style:justify-single-word="false"/>
      <style:text-properties fo:color="#000000" style:font-name="Arial1" fo:font-size="12pt" fo:font-weight="normal" officeooo:rsid="00689393" officeooo:paragraph-rsid="00689393" style:font-size-asian="12pt" style:font-weight-asian="normal" style:font-size-complex="12pt" style:font-weight-complex="normal"/>
    </style:style>
    <style:style style:name="P38" style:family="paragraph" style:parent-style-name="Standard">
      <style:paragraph-properties fo:text-align="start" style:justify-single-word="false"/>
      <style:text-properties fo:color="#000000" style:font-name="Arial1" fo:font-size="12pt" fo:font-weight="normal" officeooo:rsid="00689393" officeooo:paragraph-rsid="00689e06" style:font-size-asian="12pt" style:font-weight-asian="normal" style:font-size-complex="12pt" style:font-weight-complex="normal"/>
    </style:style>
    <style:style style:name="P39" style:family="paragraph" style:parent-style-name="Standard">
      <style:paragraph-properties fo:text-align="center" style:justify-single-word="false"/>
      <style:text-properties fo:color="#000000" style:font-name="Arial1" fo:font-size="12pt" fo:font-weight="normal" officeooo:rsid="00689393" officeooo:paragraph-rsid="00689e06" style:font-size-asian="12pt" style:font-weight-asian="normal" style:font-size-complex="12pt" style:font-weight-complex="normal"/>
    </style:style>
    <style:style style:name="P40" style:family="paragraph" style:parent-style-name="Standard">
      <style:paragraph-properties fo:text-align="center" style:justify-single-word="false"/>
      <style:text-properties fo:color="#000000" style:font-name="Arial1" fo:font-size="12pt" fo:font-weight="normal" officeooo:rsid="00689393" officeooo:paragraph-rsid="00692835" style:font-size-asian="12pt" style:font-weight-asian="normal" style:font-size-complex="12pt" style:font-weight-complex="normal"/>
    </style:style>
    <style:style style:name="P41" style:family="paragraph" style:parent-style-name="Standard">
      <style:text-properties fo:color="#000000" style:font-name="Arial1" fo:font-size="12pt" fo:language="en" fo:country="GB" fo:font-weight="normal" officeooo:rsid="0029dfde" officeooo:paragraph-rsid="0029dfde" style:font-size-asian="12pt" style:language-asian="en" style:country-asian="US" style:font-weight-asian="normal" style:font-size-complex="12pt" style:font-weight-complex="normal"/>
    </style:style>
    <style:style style:name="P42" style:family="paragraph" style:parent-style-name="Standard">
      <style:text-properties fo:color="#000000" style:font-name="Arial1" fo:font-size="12pt" fo:font-style="normal" officeooo:paragraph-rsid="002c81d2" style:font-size-asian="12pt" style:font-style-asian="normal" style:font-size-complex="12pt" style:font-style-complex="normal"/>
    </style:style>
    <style:style style:name="P43" style:family="paragraph" style:parent-style-name="Standard">
      <style:text-properties fo:color="#000000" style:font-name="Arial1" fo:font-size="12pt" fo:language="en" fo:country="none" fo:font-weight="normal" officeooo:paragraph-rsid="00307e4f" fo:background-color="#ffffff" style:font-size-asian="12pt" style:font-weight-asian="normal" style:font-size-complex="12pt" style:font-weight-complex="normal"/>
    </style:style>
    <style:style style:name="P44" style:family="paragraph" style:parent-style-name="Standard">
      <style:text-properties fo:color="#000000" style:font-name="Arial1" fo:font-size="12pt" fo:language="en" fo:country="none" fo:font-weight="normal" officeooo:rsid="00334995" officeooo:paragraph-rsid="00334995" fo:background-color="#ffffff" style:font-size-asian="12pt" style:font-weight-asian="normal" style:font-size-complex="12pt" style:font-weight-complex="normal"/>
    </style:style>
    <style:style style:name="P45" style:family="paragraph" style:parent-style-name="Standard">
      <style:text-properties fo:color="#000000" style:font-name="Arial1" fo:font-size="12pt" fo:language="en" fo:country="none" fo:font-weight="normal" officeooo:rsid="003420a4" officeooo:paragraph-rsid="003420a4" fo:background-color="#ffffff" style:font-size-asian="12pt" style:font-weight-asian="normal" style:font-size-complex="12pt" style:font-weight-complex="normal"/>
    </style:style>
    <style:style style:name="P46" style:family="paragraph" style:parent-style-name="Standard">
      <style:text-properties fo:color="#000000" style:font-name="Arial1" fo:font-size="12pt" fo:language="en" fo:country="none" fo:font-weight="bold" officeooo:rsid="00334995" officeooo:paragraph-rsid="00334995" fo:background-color="#ffffff" style:font-size-asian="12pt" style:font-weight-asian="bold" style:font-size-complex="12pt" style:font-weight-complex="bold"/>
    </style:style>
    <style:style style:name="P47" style:family="paragraph" style:parent-style-name="Standard">
      <style:text-properties fo:color="#000000" style:font-name="Arial1" fo:font-size="12pt" fo:language="en" fo:country="none" fo:font-weight="bold" officeooo:rsid="003420a4" officeooo:paragraph-rsid="003420a4" fo:background-color="#ffffff" style:font-size-asian="12pt" style:font-weight-asian="bold" style:font-size-complex="12pt" style:font-weight-complex="bold"/>
    </style:style>
    <style:style style:name="P48" style:family="paragraph" style:parent-style-name="Standard">
      <style:text-properties fo:color="#000000" fo:font-size="12pt" officeooo:paragraph-rsid="002c81d2" style:font-size-asian="12pt" style:font-size-complex="12pt"/>
    </style:style>
    <style:style style:name="P49" style:family="paragraph" style:parent-style-name="Standard">
      <style:text-properties fo:color="#000000" fo:font-size="12pt" officeooo:paragraph-rsid="00361207" style:font-size-asian="12pt" style:font-size-complex="12pt"/>
    </style:style>
    <style:style style:name="P50" style:family="paragraph" style:parent-style-name="Standard">
      <style:text-properties fo:color="#000000" fo:font-size="12pt" fo:font-weight="normal" officeooo:rsid="003420a4" officeooo:paragraph-rsid="003420a4" style:font-size-asian="12pt" style:font-weight-asian="normal" style:font-size-complex="12pt" style:font-weight-complex="normal"/>
    </style:style>
    <style:style style:name="P51" style:family="paragraph" style:parent-style-name="Standard">
      <style:text-properties fo:color="#000000" style:font-name="Arial" fo:font-size="12pt" fo:language="en" fo:country="none" officeooo:paragraph-rsid="002c81d2" fo:background-color="#ffffff" style:font-size-asian="12pt" style:font-size-complex="12pt"/>
    </style:style>
    <style:style style:name="P52" style:family="paragraph" style:parent-style-name="Standard">
      <style:text-properties fo:color="#000000" style:font-name="Arial" fo:font-size="12pt" fo:language="en" fo:country="none" fo:font-weight="bold" officeooo:rsid="002dc74a" officeooo:paragraph-rsid="002dc74a" fo:background-color="#ffffff" style:font-size-asian="12pt" style:font-weight-asian="bold" style:font-size-complex="12pt" style:font-weight-complex="bold"/>
    </style:style>
    <style:style style:name="P53" style:family="paragraph" style:parent-style-name="Standard">
      <style:text-properties fo:color="#000000" style:font-name="Arial" fo:font-size="12pt" fo:language="en" fo:country="none" fo:font-weight="bold" officeooo:rsid="002ecb75" officeooo:paragraph-rsid="002ecb75" fo:background-color="#ffffff" style:font-size-asian="12pt" style:font-weight-asian="bold" style:font-size-complex="12pt" style:font-weight-complex="bold"/>
    </style:style>
    <style:style style:name="P54" style:family="paragraph" style:parent-style-name="Standard">
      <style:text-properties fo:color="#000000" style:font-name="Arial" fo:font-size="12pt" fo:language="en" fo:country="none" fo:font-weight="bold" officeooo:rsid="00361207" officeooo:paragraph-rsid="00361207" style:font-size-asian="12pt" style:font-weight-asian="bold" style:font-size-complex="12pt" style:font-weight-complex="bold"/>
    </style:style>
    <style:style style:name="P55" style:family="paragraph" style:parent-style-name="Standard">
      <style:text-properties fo:color="#000000" style:font-name="Arial" fo:font-size="12pt" fo:language="en" fo:country="none" fo:font-weight="normal" officeooo:rsid="002ecb75" officeooo:paragraph-rsid="002ecb75" fo:background-color="#ffffff" style:font-size-asian="12pt" style:font-weight-asian="normal" style:font-size-complex="12pt" style:font-weight-complex="normal"/>
    </style:style>
    <style:style style:name="P56" style:family="paragraph" style:parent-style-name="Standard">
      <style:text-properties fo:color="#000000" style:font-name="Arial" fo:font-size="12pt" fo:language="en" fo:country="none" fo:font-weight="normal" officeooo:rsid="003420a4" officeooo:paragraph-rsid="003420a4" style:font-size-asian="12pt" style:font-weight-asian="normal" style:font-size-complex="12pt" style:font-weight-complex="normal"/>
    </style:style>
    <style:style style:name="P57" style:family="paragraph" style:parent-style-name="Standard">
      <style:text-properties fo:color="#000000" style:font-name="Arial" fo:font-size="12pt" fo:language="en" fo:country="none" style:text-underline-style="solid" style:text-underline-width="auto" style:text-underline-color="font-color" fo:font-weight="normal" officeooo:rsid="00361207" officeooo:paragraph-rsid="00361207" style:font-size-asian="12pt" style:font-weight-asian="normal" style:font-size-complex="12pt" style:font-weight-complex="normal"/>
    </style:style>
    <style:style style:name="P58" style:family="paragraph" style:parent-style-name="Standard">
      <style:text-properties fo:color="#000000" officeooo:paragraph-rsid="002dc74a"/>
    </style:style>
    <style:style style:name="P59" style:family="paragraph" style:parent-style-name="Standard">
      <style:text-properties fo:color="#000000" officeooo:paragraph-rsid="0038b226"/>
    </style:style>
    <style:style style:name="P60" style:family="paragraph" style:parent-style-name="Standard">
      <style:text-properties fo:color="#000000" fo:font-weight="bold" officeooo:rsid="00334995" officeooo:paragraph-rsid="00334995" style:font-weight-asian="bold" style:font-weight-complex="bold"/>
    </style:style>
    <style:style style:name="P61" style:family="paragraph" style:parent-style-name="Standard">
      <style:paragraph-properties fo:margin-top="0.1665in" fo:margin-bottom="0.1665in" loext:contextual-spacing="false"/>
      <style:text-properties fo:color="#000000" style:font-name="Arial1" fo:font-size="12pt" fo:language="en" fo:country="GB" fo:font-weight="normal" officeooo:rsid="0029dfde" officeooo:paragraph-rsid="0029dfde" style:font-size-asian="12pt" style:language-asian="en" style:country-asian="US" style:font-weight-asian="normal" style:font-size-complex="12pt" style:font-weight-complex="normal"/>
    </style:style>
    <style:style style:name="P62" style:family="paragraph" style:parent-style-name="Standard">
      <style:paragraph-properties fo:margin-top="0.1665in" fo:margin-bottom="0.1665in" loext:contextual-spacing="false"/>
      <style:text-properties fo:color="#000000" style:font-name="Arial1" fo:font-size="12pt" fo:language="en" fo:country="GB" fo:font-weight="bold" officeooo:rsid="0029dfde" officeooo:paragraph-rsid="0029dfde" style:font-size-asian="12pt" style:language-asian="en" style:country-asian="US" style:font-weight-asian="bold" style:font-size-complex="12pt" style:font-weight-complex="bold"/>
    </style:style>
    <style:style style:name="P63" style:family="paragraph" style:parent-style-name="Standard">
      <style:paragraph-properties fo:margin-top="0.1665in" fo:margin-bottom="0.1665in" loext:contextual-spacing="false"/>
      <style:text-properties fo:color="#000000" style:font-name="Arial1" fo:font-size="12pt" fo:font-weight="bold" officeooo:rsid="0029dfde" officeooo:paragraph-rsid="0029dfde" style:font-size-asian="12pt" style:font-weight-asian="bold" style:font-size-complex="12pt" style:font-weight-complex="bold"/>
    </style:style>
    <style:style style:name="P64" style:family="paragraph" style:parent-style-name="Standard">
      <style:paragraph-properties fo:margin-top="0.1665in" fo:margin-bottom="0.1665in" loext:contextual-spacing="false"/>
      <style:text-properties fo:color="#000000" style:font-name="Arial1" fo:font-size="12pt" fo:font-weight="bold" officeooo:rsid="0029dfde" officeooo:paragraph-rsid="00447b49" style:font-size-asian="12pt" style:font-weight-asian="bold" style:font-size-complex="12pt" style:font-weight-complex="bold"/>
    </style:style>
    <style:style style:name="P65" style:family="paragraph" style:parent-style-name="Standard">
      <style:paragraph-properties fo:margin-left="0in" fo:margin-right="0in" fo:margin-top="0.1945in" fo:margin-bottom="0.0835in" loext:contextual-spacing="false" style:line-height-at-least="0.2083in" fo:text-align="justify" style:justify-single-word="false" fo:text-indent="-0.5in" style:auto-text-indent="false">
        <style:tab-stops>
          <style:tab-stop style:position="0.5in"/>
        </style:tab-stops>
      </style:paragraph-properties>
      <style:text-properties fo:font-variant="normal" fo:text-transform="none" fo:color="#000000" style:font-name="Arial1" fo:font-size="12pt" fo:letter-spacing="normal" fo:language="en" fo:country="none" fo:font-style="normal" fo:font-weight="normal" style:font-size-asian="12pt" style:font-size-complex="12pt"/>
    </style:style>
    <style:style style:name="P66" style:family="paragraph" style:parent-style-name="Standard">
      <style:paragraph-properties fo:margin-left="0in" fo:margin-right="0in" fo:margin-top="0.1945in" fo:margin-bottom="0.0835in" loext:contextual-spacing="false" style:line-height-at-least="0.2083in" fo:text-align="justify" style:justify-single-word="false" fo:text-indent="-0.5in" style:auto-text-indent="false">
        <style:tab-stops>
          <style:tab-stop style:position="0.5in"/>
        </style:tab-stops>
      </style:paragraph-properties>
      <style:text-properties fo:color="#000000" style:font-name="Arial" fo:font-size="12pt" fo:language="en" fo:country="none" style:font-size-asian="12pt" style:font-size-complex="12pt"/>
    </style:style>
    <style:style style:name="P67" style:family="paragraph" style:parent-style-name="Standard">
      <style:paragraph-properties fo:margin-left="0in" fo:margin-right="0in" fo:margin-top="0.1945in" fo:margin-bottom="0.0835in" loext:contextual-spacing="false" style:line-height-at-least="0.2083in" fo:text-align="justify" style:justify-single-word="false" fo:text-indent="-0.5in" style:auto-text-indent="false">
        <style:tab-stops>
          <style:tab-stop style:position="0.5in"/>
        </style:tab-stops>
      </style:paragraph-properties>
      <style:text-properties fo:color="#000000" fo:font-size="12pt" style:font-size-asian="12pt" style:font-size-complex="12pt"/>
    </style:style>
    <style:style style:name="P68" style:family="paragraph" style:parent-style-name="Text_20_body">
      <style:paragraph-properties fo:margin-left="0in" fo:margin-right="0in" fo:margin-top="0in" fo:margin-bottom="0.1043in" loext:contextual-spacing="false" fo:text-align="justify" style:justify-single-word="false" fo:orphans="2" fo:widows="2" fo:text-indent="0in" style:auto-text-indent="false"/>
      <style:text-properties fo:font-variant="normal" fo:text-transform="none" fo:color="#000000" style:font-name="arial" fo:font-size="12pt" fo:letter-spacing="normal" fo:font-style="normal" fo:font-weight="normal" style:font-size-asian="12pt" style:font-size-complex="12pt"/>
    </style:style>
    <style:style style:name="T1" style:family="text">
      <style:text-properties fo:font-weight="bold" style:font-weight-asian="bold" style:font-weight-complex="bold"/>
    </style:style>
    <style:style style:name="T2" style:family="text">
      <style:text-properties fo:font-weight="bold" officeooo:rsid="0029bff7" style:font-weight-asian="bold" style:font-weight-complex="bold"/>
    </style:style>
    <style:style style:name="T3" style:family="text">
      <style:text-properties fo:font-weight="bold" officeooo:rsid="004941cd" style:font-weight-asian="bold" style:font-weight-complex="bold"/>
    </style:style>
    <style:style style:name="T4" style:family="text">
      <style:text-properties fo:font-weight="normal" style:font-weight-asian="normal" style:font-weight-complex="normal"/>
    </style:style>
    <style:style style:name="T5" style:family="text">
      <style:text-properties fo:font-weight="normal" officeooo:rsid="0020c6ae" style:font-weight-asian="normal" style:font-weight-complex="normal"/>
    </style:style>
    <style:style style:name="T6" style:family="text">
      <style:text-properties fo:font-weight="normal" officeooo:rsid="0022b59f" style:font-weight-asian="normal" style:font-weight-complex="normal"/>
    </style:style>
    <style:style style:name="T7" style:family="text">
      <style:text-properties fo:font-weight="normal" officeooo:rsid="002338b8" style:font-weight-asian="normal" style:font-weight-complex="normal"/>
    </style:style>
    <style:style style:name="T8" style:family="text">
      <style:text-properties fo:font-weight="normal" officeooo:rsid="00238cbb" style:font-weight-asian="normal" style:font-weight-complex="normal"/>
    </style:style>
    <style:style style:name="T9" style:family="text">
      <style:text-properties fo:font-weight="normal" officeooo:rsid="00268f82" style:font-weight-asian="normal" style:font-weight-complex="normal"/>
    </style:style>
    <style:style style:name="T10" style:family="text">
      <style:text-properties fo:font-weight="normal" officeooo:rsid="0029bff7" style:font-weight-asian="normal" style:font-weight-complex="normal"/>
    </style:style>
    <style:style style:name="T11" style:family="text">
      <style:text-properties fo:font-weight="normal" officeooo:rsid="0029dfde" style:font-weight-asian="normal" style:font-weight-complex="normal"/>
    </style:style>
    <style:style style:name="T12" style:family="text">
      <style:text-properties fo:font-weight="normal" officeooo:rsid="003c5e2c" style:font-weight-asian="normal" style:font-weight-complex="normal"/>
    </style:style>
    <style:style style:name="T13" style:family="text">
      <style:text-properties fo:font-weight="normal" officeooo:rsid="003faa38" style:font-weight-asian="normal" style:font-weight-complex="normal"/>
    </style:style>
    <style:style style:name="T14" style:family="text">
      <style:text-properties fo:font-weight="normal" officeooo:rsid="00401428" style:font-weight-asian="normal" style:font-weight-complex="normal"/>
    </style:style>
    <style:style style:name="T15" style:family="text">
      <style:text-properties fo:font-weight="normal" officeooo:rsid="0041dabf" style:font-weight-asian="normal" style:font-weight-complex="normal"/>
    </style:style>
    <style:style style:name="T16" style:family="text">
      <style:text-properties fo:font-weight="normal" officeooo:rsid="00425566" style:font-weight-asian="normal" style:font-weight-complex="normal"/>
    </style:style>
    <style:style style:name="T17" style:family="text">
      <style:text-properties fo:font-weight="normal" officeooo:rsid="0049b58c" style:font-weight-asian="normal" style:font-weight-complex="normal"/>
    </style:style>
    <style:style style:name="T18" style:family="text">
      <style:text-properties fo:font-weight="normal" officeooo:rsid="004b1f8a" style:font-weight-asian="normal" style:font-weight-complex="normal"/>
    </style:style>
    <style:style style:name="T19" style:family="text">
      <style:text-properties fo:font-weight="normal" officeooo:rsid="004cf4ed" style:font-weight-asian="normal" style:font-weight-complex="normal"/>
    </style:style>
    <style:style style:name="T20" style:family="text">
      <style:text-properties fo:font-weight="normal" officeooo:rsid="006e3343" style:font-weight-asian="normal" style:font-weight-complex="normal"/>
    </style:style>
    <style:style style:name="T21" style:family="text">
      <style:text-properties fo:font-weight="normal" officeooo:rsid="00705896" style:font-weight-asian="normal" style:font-weight-complex="normal"/>
    </style:style>
    <style:style style:name="T22" style:family="text">
      <style:text-properties fo:font-weight="normal" officeooo:rsid="0075f6f3" style:font-weight-asian="normal" style:font-weight-complex="normal"/>
    </style:style>
    <style:style style:name="T23" style:family="text">
      <style:text-properties style:font-name="Arial1" fo:font-size="12pt" fo:language="en" fo:country="none" style:font-size-asian="12pt" style:font-size-complex="12pt"/>
    </style:style>
    <style:style style:name="T24" style:family="text">
      <style:text-properties style:font-name="Arial1" fo:font-size="12pt" fo:language="en" fo:country="none" officeooo:rsid="00307e4f" style:font-size-asian="12pt" style:font-size-complex="12pt"/>
    </style:style>
    <style:style style:name="T25" style:family="text">
      <style:text-properties style:font-name="Arial1" fo:font-size="12pt" fo:language="en" fo:country="none" fo:font-weight="normal" fo:background-color="#ffffff" loext:char-shading-value="0" style:font-size-asian="12pt" style:font-weight-asian="normal" style:font-size-complex="12pt" style:font-weight-complex="normal"/>
    </style:style>
    <style:style style:name="T26" style:family="text">
      <style:text-properties style:font-name="Arial1" fo:font-size="11pt" fo:language="en" fo:country="none" fo:font-weight="normal" fo:background-color="#ffffff" loext:char-shading-value="0" style:font-size-asian="11pt" style:font-weight-asian="normal" style:font-size-complex="12pt" style:font-weight-complex="normal"/>
    </style:style>
    <style:style style:name="T27" style:family="text">
      <style:text-properties style:font-name="Arial1" fo:language="en" fo:country="none" fo:background-color="#ffffff" loext:char-shading-value="0"/>
    </style:style>
    <style:style style:name="T28" style:family="text">
      <style:text-properties officeooo:rsid="0020c6ae"/>
    </style:style>
    <style:style style:name="T29" style:family="text">
      <style:text-properties officeooo:rsid="0022b59f"/>
    </style:style>
    <style:style style:name="T30" style:family="text">
      <style:text-properties fo:color="#000000" style:font-name="Arial" fo:font-size="12pt" fo:language="en" fo:country="none" fo:font-weight="bold" officeooo:rsid="002dc74a" fo:background-color="#ffffff" loext:char-shading-value="0" style:font-size-asian="12pt" style:font-weight-asian="bold" style:font-size-complex="12pt" style:font-weight-complex="bold"/>
    </style:style>
    <style:style style:name="T31" style:family="text">
      <style:text-properties officeooo:rsid="0028539c"/>
    </style:style>
    <style:style style:name="T32" style:family="text">
      <style:text-properties officeooo:rsid="0029bff7"/>
    </style:style>
    <style:style style:name="T33" style:family="text">
      <style:text-properties fo:language="en" fo:country="GB" fo:font-weight="normal" style:language-asian="en" style:country-asian="US" style:font-weight-asian="normal" style:font-weight-complex="normal"/>
    </style:style>
    <style:style style:name="T34" style:family="text">
      <style:text-properties fo:language="en" fo:country="GB" fo:font-weight="normal" officeooo:rsid="0029dfde" style:language-asian="en" style:country-asian="US" style:font-weight-asian="normal" style:font-weight-complex="normal"/>
    </style:style>
    <style:style style:name="T35" style:family="text">
      <style:text-properties fo:language="en" fo:country="GB" fo:font-weight="normal" officeooo:rsid="004779d0" style:language-asian="en" style:country-asian="US" style:font-weight-asian="normal" style:font-weight-complex="normal"/>
    </style:style>
    <style:style style:name="T36" style:family="text">
      <style:text-properties fo:language="en" fo:country="GB" fo:font-weight="normal" officeooo:rsid="005e0743" style:language-asian="en" style:country-asian="US" style:font-weight-asian="normal" style:font-weight-complex="normal"/>
    </style:style>
    <style:style style:name="T37" style:family="text">
      <style:text-properties fo:language="en" fo:country="GB" fo:font-weight="normal" officeooo:rsid="005ebadd" style:language-asian="en" style:country-asian="US" style:font-weight-asian="normal" style:font-weight-complex="normal"/>
    </style:style>
    <style:style style:name="T38" style:family="text">
      <style:text-properties fo:language="en" fo:country="GB" style:language-asian="en" style:country-asian="US"/>
    </style:style>
    <style:style style:name="T39" style:family="text">
      <style:text-properties fo:language="en" fo:country="GB" officeooo:rsid="004779d0" style:language-asian="en" style:country-asian="US"/>
    </style:style>
    <style:style style:name="T40" style:family="text">
      <style:text-properties fo:language="en" fo:country="GB" officeooo:rsid="005e0743" style:language-asian="en" style:country-asian="US"/>
    </style:style>
    <style:style style:name="T41" style:family="text">
      <style:text-properties fo:language="en" fo:country="none" style:language-asian="en" style:country-asian="US"/>
    </style:style>
    <style:style style:name="T42" style:family="text">
      <style:text-properties fo:language="en" fo:country="none" fo:font-weight="normal" style:language-asian="en" style:country-asian="US" style:font-weight-asian="normal" style:font-weight-complex="normal"/>
    </style:style>
    <style:style style:name="T43" style:family="text">
      <style:text-properties fo:language="en" fo:country="none" fo:font-weight="normal" style:font-weight-asian="normal" style:font-weight-complex="normal"/>
    </style:style>
    <style:style style:name="T44" style:family="text">
      <style:text-properties fo:font-variant="normal" fo:text-transform="none" fo:color="#000000" style:font-name="arial" fo:font-size="12pt" fo:letter-spacing="normal" fo:language="en" fo:country="none" fo:font-style="normal" fo:font-weight="normal" fo:background-color="#ffffff" loext:char-shading-value="0" style:font-size-asian="12pt" style:font-size-complex="12pt"/>
    </style:style>
    <style:style style:name="T45" style:family="text">
      <style:text-properties fo:font-variant="normal" fo:text-transform="none" fo:color="#000000" style:font-name="arial" fo:font-size="12pt" fo:letter-spacing="normal" fo:language="en" fo:country="none" fo:font-style="normal" fo:font-weight="normal" officeooo:rsid="002dc74a" fo:background-color="#ffffff" loext:char-shading-value="0" style:font-size-asian="12pt" style:font-size-complex="12pt"/>
    </style:style>
    <style:style style:name="T46" style:family="text">
      <style:text-properties fo:font-variant="normal" fo:text-transform="none" fo:color="#000000" style:font-name="arial" fo:font-size="12pt" fo:letter-spacing="normal" fo:language="en" fo:country="none" fo:font-style="normal" fo:font-weight="bold" fo:background-color="#ffffff" loext:char-shading-value="0" style:font-size-asian="12pt" style:font-size-complex="12pt"/>
    </style:style>
    <style:style style:name="T47" style:family="text">
      <style:text-properties fo:font-variant="normal" fo:text-transform="none" style:font-name="Arial1" fo:font-size="12pt" fo:letter-spacing="normal" fo:language="en" fo:country="none" fo:font-style="normal" fo:font-weight="bold" officeooo:rsid="002ecb75" fo:background-color="#ffffff" loext:char-shading-value="0" style:font-size-asian="12pt" style:font-weight-asian="bold" style:font-size-complex="12pt" style:font-weight-complex="bold"/>
    </style:style>
    <style:style style:name="T48" style:family="text">
      <style:text-properties fo:font-variant="normal" fo:text-transform="none" style:font-name="Arial1" fo:font-size="12pt" fo:letter-spacing="normal" fo:language="en" fo:country="none" fo:font-style="normal" fo:font-weight="normal" fo:background-color="#ffffff" loext:char-shading-value="0" style:font-size-asian="12pt" style:font-weight-asian="normal" style:font-size-complex="12pt" style:font-weight-complex="normal"/>
    </style:style>
    <style:style style:name="T49" style:family="text">
      <style:text-properties fo:font-variant="normal" fo:text-transform="none" style:font-name="Arial1" fo:font-size="12pt" fo:letter-spacing="normal" fo:language="en" fo:country="none" fo:font-style="normal" fo:font-weight="normal" officeooo:rsid="002ecb75" fo:background-color="#ffffff" loext:char-shading-value="0" style:font-size-asian="12pt" style:font-weight-asian="normal" style:font-size-complex="12pt" style:font-weight-complex="normal"/>
    </style:style>
    <style:style style:name="T50" style:family="text">
      <style:text-properties fo:font-variant="normal" fo:text-transform="none" style:font-name="Arial1" fo:font-size="12pt" fo:letter-spacing="normal" fo:language="en" fo:country="none" fo:font-style="normal" fo:font-weight="normal" officeooo:rsid="002fb7f4" fo:background-color="#ffffff" loext:char-shading-value="0" style:font-size-asian="12pt" style:font-weight-asian="normal" style:font-size-complex="12pt" style:font-weight-complex="normal"/>
    </style:style>
    <style:style style:name="T51" style:family="text">
      <style:text-properties fo:font-variant="normal" fo:text-transform="none" style:font-name="Arial1" fo:font-size="12pt" fo:letter-spacing="normal" fo:language="en" fo:country="none" fo:font-style="normal" fo:font-weight="normal" officeooo:rsid="002ecb75" fo:background-color="#ffffff" loext:char-shading-value="0" style:font-size-asian="12pt" style:font-style-asian="normal" style:font-weight-asian="normal" style:font-size-complex="12pt" style:font-style-complex="normal" style:font-weight-complex="normal"/>
    </style:style>
    <style:style style:name="T52" style:family="text">
      <style:text-properties fo:letter-spacing="normal" fo:language="en" fo:country="none" fo:font-weight="normal" fo:background-color="#ffffff" loext:char-shading-value="0"/>
    </style:style>
    <style:style style:name="T53" style:family="text">
      <style:text-properties fo:letter-spacing="normal" fo:language="en" fo:country="none" fo:font-weight="normal" officeooo:rsid="0039ff9d" fo:background-color="#ffffff" loext:char-shading-value="0"/>
    </style:style>
    <style:style style:name="T54" style:family="text">
      <style:text-properties fo:letter-spacing="normal" fo:language="en" fo:country="none" fo:font-weight="normal" officeooo:rsid="003db8ae" fo:background-color="#ffffff" loext:char-shading-value="0"/>
    </style:style>
    <style:style style:name="T55" style:family="text">
      <style:text-properties officeooo:rsid="003c5e2c"/>
    </style:style>
    <style:style style:name="T56" style:family="text">
      <style:text-properties officeooo:rsid="00531bcb"/>
    </style:style>
    <style:style style:name="T57" style:family="text">
      <style:text-properties officeooo:rsid="005f97ba"/>
    </style:style>
    <style:style style:name="T58" style:family="text">
      <style:text-properties officeooo:rsid="0067675f"/>
    </style:style>
    <style:style style:name="T59" style:family="text">
      <style:text-properties officeooo:rsid="00689393"/>
    </style:style>
    <style:style style:name="T60" style:family="text">
      <style:text-properties officeooo:rsid="00689e06"/>
    </style:style>
    <style:style style:name="T61" style:family="text">
      <style:text-properties officeooo:rsid="006b6b0c"/>
    </style:style>
    <style:style style:name="T62" style:family="text">
      <style:text-properties style:font-name="Arial" fo:language="en" fo:country="none"/>
    </style:style>
    <style:style style:name="T63" style:family="text">
      <style:text-properties style:font-name="Arial" fo:language="en" fo:country="none" fo:font-weight="bold" style:font-weight-asian="bold" style:font-weight-complex="bold"/>
    </style:style>
    <style:style style:name="T64" style:family="text">
      <style:text-properties style:font-name="Arial" fo:language="en" fo:country="none" fo:font-weight="bold" officeooo:rsid="004941cd" style:font-weight-asian="bold" style:font-weight-complex="bold"/>
    </style:style>
    <style:style style:name="T65" style:family="text">
      <style:text-properties style:font-name="Arial" fo:language="en" fo:country="none" fo:font-weight="bold" officeooo:rsid="0024b2c9" style:font-weight-asian="bold" style:font-weight-complex="bold"/>
    </style:style>
    <style:style style:name="T66" style:family="text">
      <style:text-properties style:font-name="Arial" fo:language="en" fo:country="none" fo:font-weight="bold" officeooo:rsid="0025c729" style:font-weight-asian="bold" style:font-weight-complex="bold"/>
    </style:style>
    <style:style style:name="T67" style:family="text">
      <style:text-properties style:font-name="Arial" fo:language="en" fo:country="none" fo:font-weight="bold" officeooo:rsid="0037c126" style:font-weight-asian="bold" style:font-weight-complex="bold"/>
    </style:style>
    <style:style style:name="T68" style:family="text">
      <style:text-properties style:font-name="Arial" fo:language="en" fo:country="none" officeooo:rsid="004ff5a5"/>
    </style:style>
    <style:style style:name="T69" style:family="text">
      <style:text-properties style:font-name="Arial" fo:language="en" fo:country="none" officeooo:rsid="0024b2c9"/>
    </style:style>
    <style:style style:name="T70" style:family="text">
      <style:text-properties style:font-name="Arial" fo:language="en" fo:country="none" fo:font-weight="normal" style:font-weight-asian="normal" style:font-weight-complex="normal"/>
    </style:style>
    <style:style style:name="T71" style:family="text">
      <style:text-properties style:font-name="Arial" fo:language="en" fo:country="none" fo:font-weight="normal" officeooo:rsid="002b73c4" style:font-weight-asian="normal" style:font-weight-complex="normal"/>
    </style:style>
    <style:style style:name="T72" style:family="text">
      <style:text-properties style:font-name="Arial" fo:language="en" fo:country="none" fo:font-weight="normal" officeooo:rsid="0058d906" style:font-weight-asian="normal" style:font-weight-complex="normal"/>
    </style:style>
    <style:style style:name="T73" style:family="text">
      <style:text-properties style:font-name="Arial" fo:language="en" fo:country="none" fo:font-weight="normal" officeooo:rsid="003eaa82" style:font-weight-asian="normal" style:font-weight-complex="normal"/>
    </style:style>
    <style:style style:name="T74" style:family="text">
      <style:text-properties style:font-name="Arial" fo:language="en" fo:country="none" fo:font-weight="normal" officeooo:rsid="0043d40c" style:font-weight-asian="normal" style:font-weight-complex="normal"/>
    </style:style>
    <style:style style:name="T75" style:family="text">
      <style:text-properties style:font-name="Arial" fo:language="en" fo:country="none" fo:font-weight="normal" officeooo:rsid="00447b49" style:font-weight-asian="normal" style:font-weight-complex="normal"/>
    </style:style>
    <style:style style:name="T76" style:family="text">
      <style:text-properties style:font-name="Arial" fo:language="en" fo:country="none" fo:font-weight="normal" officeooo:rsid="0051aed2" style:font-weight-asian="normal" style:font-weight-complex="normal"/>
    </style:style>
    <style:style style:name="T77" style:family="text">
      <style:text-properties style:font-name="Arial" fo:language="en" fo:country="none" fo:font-weight="normal" officeooo:rsid="00461ce9" style:font-weight-asian="normal" style:font-weight-complex="normal"/>
    </style:style>
    <style:style style:name="T78" style:family="text">
      <style:text-properties style:font-name="Arial" fo:language="en" fo:country="none" fo:font-weight="normal" officeooo:rsid="002c81d2" style:font-weight-asian="normal" style:font-weight-complex="normal"/>
    </style:style>
    <style:style style:name="T79" style:family="text">
      <style:text-properties style:font-name="Arial" fo:language="en" fo:country="none" fo:font-weight="normal" officeooo:rsid="00361207" style:font-weight-asian="normal" style:font-weight-complex="normal"/>
    </style:style>
    <style:style style:name="T80" style:family="text">
      <style:text-properties style:font-name="Arial" fo:language="en" fo:country="none" fo:background-color="#ffffff" loext:char-shading-value="0"/>
    </style:style>
    <style:style style:name="T81" style:family="text">
      <style:text-properties style:font-name="Arial" fo:language="en" fo:country="none" style:text-underline-style="none" fo:font-weight="normal" officeooo:rsid="00361207" style:font-weight-asian="normal" style:font-weight-complex="normal"/>
    </style:style>
    <style:style style:name="T82" style:family="text">
      <style:text-properties style:font-name="Arial" fo:language="en" fo:country="none" officeooo:rsid="00361207"/>
    </style:style>
    <style:style style:name="T83" style:family="text">
      <style:text-properties style:font-name="Arial" fo:font-size="12pt" fo:language="en" fo:country="none" fo:font-weight="bold" officeooo:rsid="002dc74a" fo:background-color="#ffffff" loext:char-shading-value="0" style:font-size-asian="12pt" style:font-weight-asian="bold" style:font-size-complex="12pt" style:font-weight-complex="bold"/>
    </style:style>
    <style:style style:name="T84" style:family="text">
      <style:text-properties style:font-name="Arial" fo:font-size="12pt" fo:language="en" fo:country="none" fo:font-weight="bold" officeooo:rsid="002e09c5" fo:background-color="#ffffff" loext:char-shading-value="0" style:font-size-asian="12pt" style:font-weight-asian="bold" style:font-size-complex="12pt" style:font-weight-complex="bold"/>
    </style:style>
    <style:style style:name="T85" style:family="text">
      <style:text-properties style:font-name="Arial" fo:font-size="12pt" fo:language="en" fo:country="none" fo:font-weight="normal" officeooo:rsid="002ecb75" fo:background-color="#ffffff" loext:char-shading-value="0" style:font-size-asian="12pt" style:font-weight-asian="normal" style:font-size-complex="12pt" style:font-weight-complex="normal"/>
    </style:style>
    <style:style style:name="T86" style:family="text">
      <style:text-properties style:font-name="Arial Bold" fo:language="en" fo:country="none" fo:font-weight="bold" style:font-weight-asian="bold" style:font-weight-complex="bold"/>
    </style:style>
    <style:style style:name="T87" style:family="text">
      <style:text-properties style:font-name="Arial Bold" fo:language="en" fo:country="none" fo:font-weight="bold" officeooo:rsid="0025c729" style:font-weight-asian="bold" style:font-weight-complex="bold"/>
    </style:style>
    <style:style style:name="T88" style:family="text">
      <style:text-properties officeooo:rsid="006e3343"/>
    </style:style>
    <style:style style:name="T89" style:family="text">
      <style:text-properties officeooo:rsid="00705896"/>
    </style:style>
    <style:style style:name="T90" style:family="text">
      <style:text-properties officeooo:rsid="00711de0"/>
    </style:style>
    <style:style style:name="T91" style:family="text">
      <style:text-properties officeooo:rsid="007368d1"/>
    </style:style>
    <style:style style:name="T92" style:family="text">
      <style:text-properties officeooo:rsid="0076ca2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AGREEMENT FOR WEB DEVELOPMENT <text:span text:style-name="T61">SERVICES</text:span></text:p>
      <text:p text:style-name="P26"/>
      <text:p text:style-name="P26"><text:tab/>This Agreement is dated [DATE]. This shall be known as the <text:span text:style-name="T1">Effective Date</text:span><text:span text:style-name="T4">.</text:span></text:p>
      <text:p text:style-name="P27"/>
      <text:p text:style-name="P4">I. P<text:span text:style-name="T28">ARTIES</text:span></text:p>
      <text:p text:style-name="P4"/>
      <text:p text:style-name="P6"><text:tab/><text:span text:style-name="T20">This </text:span><text:span text:style-name="T88">Agreement for Web Development Services</text:span><text:span text:style-name="T20"> is an agreement between [Developer name or Company name]</text:span><text:span text:style-name="T88">, </text:span><text:span text:style-name="T20">whose [registered] address is [Developer Address] (“</text:span><text:span text:style-name="T88">Developer”</text:span><text:span text:style-name="T20">), <text:s/>and [Customer name or Company name]</text:span><text:span text:style-name="T88">, </text:span><text:span text:style-name="T20">whose [registered] address is [Customer Address], </text:span><text:span text:style-name="T22">(“</text:span><text:span text:style-name="T88">Customer”</text:span><text:span text:style-name="T22">)</text:span><text:span text:style-name="T20">. </text:span></text:p>
      <text:p text:style-name="P6"><text:span text:style-name="T20"/></text:p>
      <text:p text:style-name="P25">II. <text:s/><text:span text:style-name="T92">DESCRIPTION OF SERVICES AND </text:span>SCOPE OF WORK</text:p>
      <text:p text:style-name="P25"/>
      <text:p text:style-name="P10"><text:span text:style-name="T4"><text:tab/>Developer shall render the web development and design services set forth in </text:span>Schedule A (<text:span text:style-name="T58">Description of </text:span>Services)<text:span text:style-name="T4">, as per the specification</text:span><text:span text:style-name="T21">s</text:span><text:span text:style-name="T4"> set forth in </text:span>Schedule B (Project Specifications). <text:span text:style-name="T6">The product of Developer’s web development and design services shall be referred to herein as the </text:span><text:span text:style-name="T55">Project</text:span><text:span text:style-name="T12">.</text:span></text:p>
      <text:p text:style-name="P5"/>
      <text:p text:style-name="P7">II<text:span text:style-name="T89">I</text:span>. <text:s/>T<text:span text:style-name="T28">ERM AND TERMINATION</text:span></text:p>
      <text:p text:style-name="P28"/>
      <text:p text:style-name="P8"><text:span text:style-name="T6"><text:tab/></text:span><text:span text:style-name="T11">This Agreement shall take effect immediately upon the Effective Date, and shall remain in effect until Developer has completed the services described herein. Notwithstanding the foregoing, either Party may terminate this Agreement </text:span><text:span text:style-name="T34">by providing the other Party written notice if the other Party: (a) is in material breach of this Agreement and has failed to cure such breach within ten (10) days after its receipt of written notice of such breach provided by the non-breaching Party; (b) engages in any unlawful business practice related to that Party's performance under the Agreement; or (c) files a petition for bankruptcy, becomes insolvent, acknowledges its insolvency in any manner, ceases to do business, makes an assignment for the benefit of its creditors, or has a receiver, trustee or similar party appointed for its property </text:span><text:span text:style-name="T35">(</text:span><text:span text:style-name="T39">Termination</text:span><text:span text:style-name="T35">)</text:span><text:span text:style-name="T34">.</text:span></text:p>
      <text:p text:style-name="P41"/>
      <text:p text:style-name="P8"><text:span text:style-name="T34"><text:tab/></text:span><text:span text:style-name="T36">The Parties may from time to time modify the scope of the Project by including said modifications in a written </text:span><text:span text:style-name="T40">Modification Order </text:span><text:span text:style-name="T36">which clearly sets forth and explains the desired modifications and the adjustment to Payment terms that will result from the Modification. </text:span><text:span text:style-name="T37">Such Modification order will only become effective after being signed and dated by or on behalf of Developer and Customer.</text:span></text:p>
      <text:p text:style-name="P7"/>
      <text:p text:style-name="P11">I<text:span text:style-name="T90">V</text:span>. <text:s/>ACCEPTANCE</text:p>
      <text:p text:style-name="P30"/>
      <text:p text:style-name="P12"><text:span text:style-name="T4"><text:tab/>Upon completion of the </text:span><text:span text:style-name="T6">P</text:span><text:span text:style-name="T4">roject by Developer, the Developer shall invite the Customer to </text:span><text:span text:style-name="T6">conduct</text:span><text:span text:style-name="T4"> a </text:span><text:span text:style-name="T13">review of the Project</text:span><text:span text:style-name="T4">. </text:span><text:span text:style-name="T13">Customer</text:span><text:span text:style-name="T4"> shall test the compliance of the completed </text:span><text:span text:style-name="T6">P</text:span><text:span text:style-name="T4">roject with the </text:span><text:span text:style-name="T6">S</text:span><text:span text:style-name="T4">pecifications set forth in </text:span>Schedule B<text:span text:style-name="T4">. </text:span><text:span text:style-name="T6">Once the Customer has co</text:span><text:span text:style-name="T13">mpleted its review</text:span><text:span text:style-name="T6">, Customer shall determine whether the Project </text:span><text:span text:style-name="T13">is in conformity with the Project Specifications</text:span><text:span text:style-name="T6">. If the </text:span><text:span text:style-name="T13">P</text:span><text:span text:style-name="T6">roject </text:span><text:span text:style-name="T13">does so conform to the Specifications</text:span><text:span text:style-name="T6">, Customer shall </text:span><text:span text:style-name="T13">promptly inform Developer in writing that the Project meets said Specifications.</text:span><text:span text:style-name="T6"> </text:span><text:span text:style-name="T10">Upon delivery of </text:span><text:span text:style-name="T13">said writing</text:span><text:span text:style-name="T10">, the Project shall be deemed accepted (</text:span><text:span text:style-name="T32">Acceptance</text:span><text:span text:style-name="T10">).</text:span></text:p>
      <text:p text:style-name="P29"/>
      <text:p text:style-name="P13"><text:span text:style-name="T6"><text:tab/>If Customer</text:span><text:span text:style-name="T29"> </text:span><text:span text:style-name="T6">concludes that the Project does not </text:span><text:span text:style-name="T14">conform to the Specifications</text:span><text:span text:style-name="T6">, Customer shall set forth in writing the reasons why t</text:span><text:span text:style-name="T7">h</text:span><text:span text:style-name="T6">e Project does not </text:span><text:span text:style-name="T14">so conform</text:span><text:span text:style-name="T7"> </text:span><text:span text:style-name="T6">and shall </text:span><text:soft-page-break/><text:span text:style-name="T6">present said writing to Developer. Customer and Developer must then confer and discuss how to rectify the </text:span><text:span text:style-name="T8">identified</text:span><text:span text:style-name="T7"> Defects. </text:span><text:span text:style-name="T8">If any Defect is is caused by Customer, or any agent, contractor, or representative of Customer, the site shall be deemed to </text:span><text:span text:style-name="T17">be in conformity with the Specificat</text:span><text:span text:style-name="T18">io</text:span><text:span text:style-name="T17">ns and shall be deemed Accepted</text:span><text:span text:style-name="T8">. If any Defect is caused by Developer, or any agent, contractor, or representative of Developer, Developer shall remedy said Defect. </text:span><text:span text:style-name="T19">Thereafter</text:span><text:span text:style-name="T8">, </text:span><text:span text:style-name="T19">Developer shall invite Customer to conduct a subsequent review of the Project. </text:span><text:span text:style-name="T6">If the </text:span><text:span text:style-name="T13">P</text:span><text:span text:style-name="T6">roject </text:span><text:span text:style-name="T19">conforms to the</text:span><text:span text:style-name="T13"> Specifications</text:span><text:span text:style-name="T6">, Customer shall </text:span><text:span text:style-name="T13">promptly inform Developer in writing that the Project meets said Specifications, </text:span><text:span text:style-name="T19">and </text:span><text:span text:style-name="T10">the Project shall be deemed accepted.</text:span></text:p>
      <text:p text:style-name="P31"/>
      <text:p text:style-name="P14">V. <text:s/>PAYMENT</text:p>
      <text:p text:style-name="P14"/>
      <text:p text:style-name="P32"><text:tab/><text:span text:style-name="T57">In consideration for the services of Developer, Customer shall remit payment to Developer according to the terms set forth in </text:span><text:span text:style-name="T2">Schedule </text:span><text:span text:style-name="T3">C</text:span><text:span text:style-name="T2"> (Payment Terms). </text:span><text:span text:style-name="T57">Following Acceptance, Developer shall issue a final invoice to Customer, and</text:span><text:span text:style-name="T2"> </text:span><text:span text:style-name="T32">Customer shall make final payment to Developer in accordance with the foregoing within 30 days of receipt of the invoice.</text:span></text:p>
      <text:p text:style-name="P30"/>
      <text:p text:style-name="P16">VI. <text:s/>WARRANTIES</text:p>
      <text:p text:style-name="P33"><text:tab/></text:p>
      <text:p text:style-name="P16"><text:span text:style-name="T4"><text:tab/>Developer and Customer hereby warrant to the each other that each party has the </text:span><text:span text:style-name="T15">full power and</text:span><text:span text:style-name="T4"> authority to enter into this Agreement.</text:span></text:p>
      <text:p text:style-name="P33"/>
      <text:p text:style-name="P33"><text:tab/>Developer warrants to Customer that Developer will render the services set forth herein with reasonable care and skill and in accordance with generally recognized commercial practices and standards.</text:p>
      <text:p text:style-name="P33"/>
      <text:p text:style-name="P16"><text:span text:style-name="T4"><text:tab/></text:span><text:span text:style-name="T16">Customer agrees to provide Developer with all information and data necessary for completion of the Project, including all text, images, account credentials, and other information, in the format required by Developer.</text:span></text:p>
      <text:p text:style-name="P33"/>
      <text:p text:style-name="P17">VII. <text:s/>INDEPENDENT CONTRACTOR STATUS</text:p>
      <text:p text:style-name="P61"><text:tab/>The Parties intend that Developer will be be engaged as an independent contractor of Customer. Nothing contained in this Agreement will be construed to create the relationship of employer and employee, principal and agent, partnership or joint venture, or any other fiduciary relationship.</text:p>
      <text:p text:style-name="P62">VIII. <text:s/>INTELLECTUAL PROPERTY</text:p>
      <text:p text:style-name="P63"><text:span text:style-name="T38"><text:tab/></text:span><text:span text:style-name="T41">Intellectual Property Rights</text:span><text:span text:style-name="T42"> </text:span><text:span text:style-name="T43">shall mean all intellectual property rights wherever in the world arising, whether registered or unregistered (and including any application), including copyright, know-how, confidential information, trade secrets, business names and domain names, trade marks, service marks, trade names, patents, petty patents, utility models, design rights, semi-conductor topography rights, database rights and all rights in the nature of unfair competition rights or rights to sue for passing off.</text:span></text:p>
      <text:p text:style-name="P64"><text:soft-page-break/><text:span text:style-name="T70"><text:tab/>All Intellectual Property Rights in the Specification </text:span><text:span text:style-name="T71">and the </text:span><text:span text:style-name="T72">Project</text:span><text:span text:style-name="T71"> </text:span><text:span text:style-name="T70">arising in connection with this </text:span><text:span text:style-name="T71">A</text:span><text:span text:style-name="T70">greement shall be the property of Customer, and Developer hereby assigns all such Intellectual Property Rights to Customer. </text:span><text:span text:style-name="T73">Customer hereby warrants and guarantees that all elements of text, images, </text:span><text:span text:style-name="T74">trademarks, </text:span><text:span text:style-name="T73">or other artwork provided to Developer by Customer are either owned by Customer or that Customer has permission to use same.</text:span></text:p>
      <text:p text:style-name="P64"><text:span text:style-name="T73"><text:tab/></text:span><text:span text:style-name="T75">Developer reserves the right to display and link to </text:span><text:span text:style-name="T76">the </text:span><text:span text:style-name="T75">completed Project as a part of Developer’s portfolio and to write and speak about the project in various media, </text:span><text:span text:style-name="T77">subject to the Confidentiality restrictions contained herein.</text:span></text:p>
      <text:p text:style-name="P63"><text:span text:style-name="T33"><text:tab/>The Parties intend that, to the extent that any of the services rendered by Developer pursuant to the Agreement (</text:span><text:span text:style-name="T38">Work Product</text:span><text:span text:style-name="T33">) qualifies as a "work made for hire," within the definition of Section 101 of the Copyright Act of the United States (17 U.S.C. § 101), it will be so deemed a work made for hire. If the Work Product or any portion of the Work Product does not qualify as work made for hire, and/or as otherwise necessary to ensure Customer’s complete ownership of all rights, titles and interest in the Work Product, Developer shall transfer and assign to Customer all rights, titles and interests in and to any and all Work Product. This transfer and assignment includes, but is not limited to, the right to publish, distribute, make derivative works of, edit, alter or otherwise use the Work Product in any way Customer sees fit.</text:span></text:p>
      <text:p text:style-name="P18">IX.<text:span text:style-name="T4"> <text:s/></text:span>LIMITATION OF REMEDIES</text:p>
      <text:p text:style-name="P18"/>
      <text:p text:style-name="P48"><text:span text:style-name="T78"><text:tab/>Nothing in this agreement shall operate to exclude or limit either party's liability for any breach of <text:s/>[STATE] law or of any breach of the terms implied by [STATE] law. </text:span><text:span text:style-name="T80">Neither party shall be liable to the other for any loss of profit, anticipated profits, revenues, anticipated savings, goodwill or business opportunity, or for any indirect or consequential loss or damage.</text:span></text:p>
      <text:p text:style-name="P51"/>
      <text:p text:style-name="P42"><text:span text:style-name="T52"><text:tab/>It is not possible to guarantee that code will function as intended indefinitely. </text:span><text:span text:style-name="T53">Accordingly, Developer</text:span><text:span text:style-name="T52"> cannot be liable to </text:span><text:span text:style-name="T53">Customer</text:span><text:span text:style-name="T52"> or any third party for damages, including lost profits, lost savings, or other incidental, consequential or special damages, </text:span><text:span text:style-name="T54">even if Customer has advised Developer of same.</text:span></text:p>
      <text:p text:style-name="P51"/>
      <text:p text:style-name="P58"><text:span text:style-name="T83">X. <text:s/>FORCE MAJ</text:span><text:span text:style-name="T84">EU</text:span><text:span text:style-name="T83">RE</text:span></text:p>
      <text:p text:style-name="P52"/>
      <text:p text:style-name="P1"><text:span text:style-name="T30"><text:s/><text:tab/></text:span><text:span text:style-name="T44">In this </text:span><text:span text:style-name="T45">c</text:span><text:span text:style-name="T44">lause, </text:span><text:span text:style-name="Strong_20_Emphasis"><text:span text:style-name="T46">Event of Force Majeure</text:span></text:span><text:span text:style-name="T44"> means an event beyond the control of </text:span><text:span text:style-name="T45">Developer</text:span><text:span text:style-name="T44"> and </text:span><text:span text:style-name="T45">Customer</text:span><text:span text:style-name="T44">, which prevents </text:span><text:span text:style-name="T45">either </text:span><text:span text:style-name="T44">Party from complying with any of its obligations under this Contract. Neither </text:span><text:span text:style-name="T45">Developer nor Customer</text:span><text:span text:style-name="T44"> shall be considered in breach of this </text:span><text:span text:style-name="T45">Agreement </text:span><text:span text:style-name="T44">to the extent that performance of their respective obligations (excluding payment obligations) is prevented by an Event of Force Majeure that arises after the Effective Date. </text:span></text:p>
      <text:p text:style-name="P68"/>
      <text:p text:style-name="P53">XI. <text:s/>CONFIDENTIALITY</text:p>
      <text:p text:style-name="P55"/>
      <text:p text:style-name="P59"><text:span text:style-name="T85"><text:tab/></text:span><text:span text:style-name="T47">Confidential Information</text:span><text:span text:style-name="T49"> </text:span><text:span text:style-name="T23">shall mean all information whether technical or commercial (including all specifications, drawings and designs, disclosed in writing, on disc, orally or by inspection of documents or pursuant to discussions between the parties), where the </text:span><text:soft-page-break/><text:span text:style-name="T23">information is </text:span><text:span text:style-name="T24">(a) </text:span><text:span text:style-name="T23">identified as confidential at the time of disclosure, or </text:span><text:span text:style-name="T24">(b) </text:span><text:span text:style-name="T23">ought reasonably to be considered confidential given the nature of the information or the circumstances of disclosure. </text:span></text:p>
      <text:p text:style-name="P2"/>
      <text:p text:style-name="P59"><text:span text:style-name="T51"><text:tab/>Confidential information shared with the receiving party shall remain the exclusive property of the disclosing party.</text:span><text:span text:style-name="T49"> Each Party agrees to maintain in confidence all such Confidential Information and not to divulge such Confidential Information in whole or in part to any third party and not to make use of such Confidential Information other than in relation to meeting its obligations under this Agreement. This obligation shall not apply to:  </text:span><text:span text:style-name="T48">Information that: (i) is known at the time of the disclosing </text:span><text:span text:style-name="T50">P</text:span><text:span text:style-name="T48">arty’s disclosure thereof to the receiving party; (ii) is, or becomes, publicly known, through no fault of the receiving party subsequent to the time of the disclosing partys disclosure thereof to the receiving party; (iii) is developed by the receiving party independently of, and without use of, the Confidential Information; (iv) is rightfully obtained by the receiving party from third parties authorized to make such disclosure without restriction; (v) is identified in writing by the disclosing party as no longer proprietary or confidential; or (vi) is required to be disclosed by law, regulation, or court order after giving reasonable notice to the disclosing party.</text:span><text:span text:style-name="T25"> </text:span></text:p>
      <text:p text:style-name="P43"/>
      <text:p text:style-name="P46">XII. <text:s/>ASSIGNMENT OF RIGHTS AND OBLIGATIONS</text:p>
      <text:p text:style-name="P44"/>
      <text:p text:style-name="P60"><text:span text:style-name="T26"><text:tab/></text:span><text:span text:style-name="T25">Developer may not assign or transfer any of its rights or obligations under this agreement. Customer may assign or transfer any of its rights or obligations under this agreement, provided it gives prior written notice to Developer.</text:span></text:p>
      <text:p text:style-name="P44"/>
      <text:p text:style-name="P47">XIII. <text:s/>ENTIRE AGREEMENT</text:p>
      <text:p text:style-name="P45"/>
      <text:p text:style-name="P50"><text:span text:style-name="T27"><text:tab/>Except as provided in this clause, neither party shall have any remedy in respect of any untrue statement (whether written or oral) made to it on which it relied in entering into this agreement (</text:span><text:span text:style-name="T86">Misrepresentation</text:span><text:span text:style-name="T62">), and neither party shall have any liability other than pursuant to the express terms of this agreement. Nothing in this agreement shall exclude or limit either party's liability for any Misrepresentation made knowing that it was untrue. Each party's liability for Misrepresentation as to a fundamental matter, including as to a matter fundamental to that party's ability to perform its obligations under this agreement, shall be subject to the limit set out in the Limitation of Remedies clause.</text:span></text:p>
      <text:p text:style-name="P56"/>
      <text:p text:style-name="P54">XIV. <text:s/>VARIATION AND WAIVER</text:p>
      <text:p text:style-name="P57"/>
      <text:p text:style-name="P49"><text:span text:style-name="T81"><text:tab/></text:span><text:span text:style-name="T70">A</text:span><text:span text:style-name="T79">ny</text:span><text:span text:style-name="T70"> variation of this agreement shall </text:span><text:span text:style-name="T79">be ineffective unless said variation is set forth</text:span><text:span text:style-name="T70"> in writing and signed by or on behalf of </text:span><text:span text:style-name="T79">Developer and Customer.</text:span></text:p>
      <text:p text:style-name="P66"><text:tab/><text:tab/>A waiver of any right under this agreement is only effective if it is in writing, and it applies only to the party to whom the waiver is addressed and the circumstances for which it is given. No waiver shall be implied by taking or failing to take any other action.</text:p>
      <text:p text:style-name="P67"><text:span text:style-name="T62"><text:tab/><text:tab/>Unless specifically provided otherwise, rights arising under this agreement are cumulative and do not exclude rights provided by </text:span><text:span text:style-name="T82">federal or state </text:span><text:span text:style-name="T62">law.</text:span></text:p>
      <text:p text:style-name="P67"><text:soft-page-break/><text:span text:style-name="T62"><text:tab/></text:span><text:span text:style-name="T67">XV. <text:s/>SEVERABILITY</text:span></text:p>
      <text:p text:style-name="P65"><text:tab/><text:tab/>Any part, provision, representation or warranty of this Agreement which is prohibited or which is held to be void or unenforceable shall be ineffective to the extent of such prohibition or unenforceability without invalidating the remaining provisions hereof. Any part, provision, representation or warranty of this Agreement which is prohibited or unenforceable or is held to be void or unenforceable in any jurisdiction shall be ineffective, as to such jurisdiction, to the extent of such prohibition or unenforceability without invalidating the remaining provisions hereof.</text:p>
      <text:p text:style-name="P7"/>
      <text:p text:style-name="P9">X<text:span text:style-name="T56">VI</text:span>. <text:s/>GOVERNING LAW</text:p>
      <text:p text:style-name="P34"/>
      <text:p text:style-name="P9"><text:span text:style-name="T4"><text:tab/>This </text:span><text:span text:style-name="T9">Agreement</text:span><text:span text:style-name="T4"> shall be governed by, and construed in accordance with, the laws of the State of </text:span><text:span text:style-name="T5">[</text:span><text:span text:style-name="T4">STATE NAME</text:span><text:span text:style-name="T5">]</text:span><text:span text:style-name="T4">. </text:span></text:p>
      <text:p text:style-name="P34"/>
      <text:p text:style-name="P34"/>
      <text:p text:style-name="P19">XVII. <text:s/>SIGNATORIES</text:p>
      <text:p text:style-name="P35"/>
      <text:p text:style-name="P19"><text:span text:style-name="T4"><text:tab/>This Agreement shall be signed by [Developer name] (</text:span>Developer<text:span text:style-name="T4">), and [Customer name] (</text:span>Customer<text:span text:style-name="T4">). This Agreement is effective as of the first date written above.</text:span></text:p>
      <text:p text:style-name="P35"/>
      <text:p text:style-name="P35"/>
      <text:p text:style-name="P19">DEVELOPER:</text:p>
      <text:p text:style-name="P35"/>
      <text:p text:style-name="P35">[Developer name]</text:p>
      <text:p text:style-name="P35"/>
      <text:p text:style-name="P35"/>
      <text:p text:style-name="P35">By: ______________________________________</text:p>
      <text:p text:style-name="P35"><text:tab/>[Developer Name <text:span text:style-name="T91">or Representative Name</text:span>]</text:p>
      <text:p text:style-name="P36"><text:tab/>[<text:span text:style-name="T91">if business, title of signer</text:span>]</text:p>
      <text:p text:style-name="P35"/>
      <text:p text:style-name="P35"/>
      <text:p text:style-name="P35"/>
      <text:p text:style-name="P19">CUSTOMER:</text:p>
      <text:p text:style-name="P35"/>
      <text:p text:style-name="P35">[Customer name]</text:p>
      <text:p text:style-name="P35"/>
      <text:p text:style-name="P35"/>
      <text:p text:style-name="P35">By: ______________________________________</text:p>
      <text:p text:style-name="P36"><text:tab/>[<text:span text:style-name="T91">Customer</text:span> Name <text:span text:style-name="T91">or Representative Name</text:span>]</text:p>
      <text:p text:style-name="P36"><text:tab/>[<text:span text:style-name="T91">if business, title of signer</text:span>]</text:p>
      <text:p text:style-name="P35"/>
      <text:p text:style-name="P35"/>
      <text:p text:style-name="P35"/>
      <text:p text:style-name="P35"/>
      <text:p text:style-name="P35"/>
      <text:p text:style-name="P35"/>
      <text:p text:style-name="P35"><text:soft-page-break/></text:p>
      <text:p text:style-name="P35"/>
      <text:p text:style-name="P20">SCHEDULE A</text:p>
      <text:p text:style-name="P20"/>
      <text:p text:style-name="P23">Description of Services</text:p>
      <text:p text:style-name="P23"/>
      <text:p text:style-name="P37">[Insert description of services here]</text:p>
      <text:p text:style-name="P37"/>
      <text:p text:style-name="P21">SCHEDULE <text:span text:style-name="T59">B</text:span></text:p>
      <text:p text:style-name="P21"/>
      <text:p text:style-name="P23">Project Specifications</text:p>
      <text:p text:style-name="P23"/>
      <text:p text:style-name="P37">[Insert project specifications of services here]</text:p>
      <text:p text:style-name="P37"/>
      <text:p text:style-name="P22">SCHEDULE <text:span text:style-name="T60">C</text:span></text:p>
      <text:p text:style-name="P22"/>
      <text:p text:style-name="P24">P<text:span text:style-name="T60">ayment Terms</text:span></text:p>
      <text:p text:style-name="P24"/>
      <text:p text:style-name="P38">[Insert <text:span text:style-name="T60">payment terms</text:span> here]</text:p>
      <text:p text:style-name="P38"/>
      <text:p text:style-name="P40"/>
      <text:p text:style-name="P38"/>
      <text:p text:style-name="P3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Arial3" svg:font-family="Arial" style:font-family-generic="swiss"/>
    <style:font-face style:name="Arial" svg:font-family="Arial" style:font-family-generic="roman" style:font-pitch="variable"/>
    <style:font-face style:name="Arial Bold" svg:font-family="'Arial Bold'" style:font-family-generic="roman" style:font-pitch="variable"/>
    <style:font-face style:name="Liberation Serif" svg:font-family="'Liberation Serif'"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Arial2"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SimSun" style:font-size-asian="10.5pt" style:language-asian="zh" style:country-asian="CN" style:font-name-complex="Arial2"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2"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Arial3" style:font-family-complex="Arial"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Arial3"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3" style:font-family-complex="Arial" style:font-family-generic-complex="swiss"/>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7-29T16:25:43.643000000</meta:creation-date>
    <dc:date>2018-08-06T10:47:11.184000000</dc:date>
    <meta:editing-duration>P2DT17H36M45S</meta:editing-duration>
    <meta:editing-cycles>88</meta:editing-cycles>
    <meta:generator>LibreOffice/5.4.7.2$Windows_X86_64 LibreOffice_project/c838ef25c16710f8838b1faec480ebba495259d0</meta:generator>
    <meta:print-date>2018-07-31T19:51:33.789000000</meta:print-date>
    <meta:document-statistic meta:table-count="0" meta:image-count="0" meta:object-count="0" meta:page-count="6" meta:paragraph-count="67" meta:word-count="1939" meta:character-count="12662" meta:non-whitespace-character-count="10726"/>
  </office:meta>
</office:document-meta>
</file>